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a7ef"/>
    </style:style>
    <style:style style:name="P2" style:family="paragraph" style:parent-style-name="Text_20_body" style:list-style-name="L1"/>
    <style:style style:name="T1" style:family="text">
      <style:text-properties officeooo:rsid="000d726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Especialidad:</text:span> Dibujo<text:line-break/><text:span text:style-name="Strong_20_Emphasis">Cuerpo:</text:span> Profesores de Enseñanza Secundaria<text:line-break/>Orden de 9 de septiembre de 1993 </text:p>
      <text:p text:style-name="P1"><text:span text:style-name="Strong_20_Emphasis">Publicación oficial:</text:span> BOE, 21 de septiembre de 1993<text:line-break/><text:span text:style-name="Strong_20_Emphasis">Actualización:</text:span> marzo de 1998</text:p>
      <text:p text:style-name="Text_20_body"><text:span text:style-name="Strong_20_Emphasis"/></text:p>
      <text:list xml:id="list488972373" text:style-name="L1">
        <text:list-item>
          <text:p text:style-name="P2">La percepción visual. Teorías. Procesos: exploración, selección, análisis y síntesis de la realidad.</text:p>
        </text:list-item>
        <text:list-item>
          <text:p text:style-name="P2">Expresividad y creatividad. Factores del proceso creativo. Estrategias.</text:p>
        </text:list-item>
        <text:list-item>
          <text:p text:style-name="P2">Lenguaje y comunicación. Lenguaje visual: elementos formales y sintaxis. Interacción entre lenguajes.</text:p>
        </text:list-item>
        <text:list-item>
          <text:p text:style-name="P2">Medios de comunicación de masas. Códigos en la comunicación visual. Funciones sociales y culturales.</text:p>
        </text:list-item>
        <text:list-item>
          <text:p text:style-name="P2">Forma e imagen. Factores objetivos y subjetivos. Psicología de la imagen.</text:p>
        </text:list-item>
        <text:list-item>
          <text:p text:style-name="P2">Forma y composición. Expresividad de los elementos formales.</text:p>
        </text:list-item>
        <text:list-item>
          <text:p text:style-name="P2">Forma bidimensional y tridimensional: organización, estructura e interacciones.</text:p>
        </text:list-item>
        <text:list-item>
          <text:p text:style-name="P2">Proporción en las formas. Módulo, estructura y redes. Proporción del cuerpo humano.</text:p>
        </text:list-item>
        <text:list-item>
          <text:p text:style-name="P2">Proporción en el arte: arquitectura, escultura y pintura.</text:p>
        </text:list-item>
        <text:list-item>
          <text:p text:style-name="P2">Forma estática y dinámica. Ritmo en la naturaleza y en las artes visuales.</text:p>
        </text:list-item>
        <text:list-item>
          <text:p text:style-name="P2">El color como fenómeno físico y visual. Color luz y color pigmento.</text:p>
        </text:list-item>
        <text:list-item>
          <text:p text:style-name="P2">Expresividad del color. Relatividad, códigos e interpretaciones.</text:p>
        </text:list-item>
        <text:list-item>
          <text:p text:style-name="P2">La luz como definidora de formas. Claroscuro y representación del volumen.</text:p>
        </text:list-item>
        <text:list-item>
          <text:p text:style-name="P2">Funciones del color y la luz en diseño y artes visuales.</text:p>
        </text:list-item>
        <text:list-item>
          <text:p text:style-name="P2">Imagen fija y en movimiento. Origen, evolución, secuenciación y montaje.</text:p>
        </text:list-item>
        <text:list-item>
          <text:p text:style-name="P2">Imagen publicitaria. Denotación y connotación. Estrategias, estética y cultura.</text:p>
        </text:list-item>
        <text:list-item>
          <text:p text:style-name="P2">Nuevas tecnologías y la imagen. Ámbitos y aplicaciones.</text:p>
        </text:list-item>
        <text:list-item>
          <text:p text:style-name="P2">Dibujo y diseño asistidos por ordenador.</text:p>
        </text:list-item>
        <text:list-item>
          <text:p text:style-name="P2">El diseño. Forma y función. Evolución cultural.</text:p>
        </text:list-item>
        <text:list-item>
          <text:p text:style-name="P2">Diseño gráfico. Áreas, recursos y procedimientos.</text:p>
        </text:list-item>
        <text:list-item>
          <text:p text:style-name="P2">Diseño industrial. Procesos y campos de aplicación.</text:p>
        </text:list-item>
        <text:list-item>
          <text:p text:style-name="P2">Diseño del espacio habitable. Arquitectura, urbanismo e interiorismo.</text:p>
        </text:list-item>
        <text:list-item>
          <text:p text:style-name="P2">Escenografía y decorado.</text:p>
        </text:list-item>
        <text:list-item>
          <text:p text:style-name="P2">Geometría en la naturaleza y en el arte. Panorámica histórica.</text:p>
        </text:list-item>
        <text:list-item>
          <text:p text:style-name="P2">Técnicas gráfico-plásticas en la creación artística.</text:p>
        </text:list-item>
        <text:list-item>
          <text:p text:style-name="P2"><text:soft-page-break/>Técnicas de dibujo y pintura. Materiales.</text:p>
        </text:list-item>
        <text:list-item>
          <text:p text:style-name="P2">Técnicas de reproducción y estampación. Grabado.</text:p>
        </text:list-item>
        <text:list-item>
          <text:p text:style-name="P2">Cerámica, vidriería y esmalte.</text:p>
        </text:list-item>
        <text:list-item>
          <text:p text:style-name="P2">Fotografía. Origen, evolución y técnicas.</text:p>
        </text:list-item>
        <text:list-item>
          <text:p text:style-name="P2">Escultura. Técnicas, materiales y estudio del volumen.</text:p>
        </text:list-item>
        <text:list-item>
          <text:p text:style-name="P2">Normas DIN, UNE e ISO. Croquización y acotación.</text:p>
        </text:list-item>
        <text:list-item>
          <text:p text:style-name="P2">Convencionalismos gráficos: secciones, cortes y roturas.</text:p>
        </text:list-item>
        <text:list-item>
          <text:p text:style-name="P2">Construcciones geométricas fundamentales.</text:p>
        </text:list-item>
        <text:list-item>
          <text:p text:style-name="P2">Polígonos: propiedades y construcciones.</text:p>
        </text:list-item>
        <text:list-item>
          <text:p text:style-name="P2">Transformaciones geométricas en el plano.</text:p>
        </text:list-item>
        <text:list-item>
          <text:p text:style-name="P2">Escalas y aplicaciones.</text:p>
        </text:list-item>
        <text:list-item>
          <text:p text:style-name="P2">Geometría proyectiva. Homografía, homología y afinidad.</text:p>
        </text:list-item>
        <text:list-item>
          <text:p text:style-name="P2">Tangencias y enlaces.</text:p>
        </text:list-item>
        <text:list-item>
          <text:p text:style-name="P2">Curvas cónicas y técnicas.</text:p>
        </text:list-item>
        <text:list-item>
          <text:p text:style-name="P2">Fundamentos de la geometría descriptiva.</text:p>
        </text:list-item>
        <text:list-item>
          <text:p text:style-name="P2">Sistema diédrico ortogonal: punto, recta y plano.</text:p>
        </text:list-item>
        <text:list-item>
          <text:p text:style-name="P2">Sistema diédrico: paralelismo, perpendicularidad, ángulos y distancias.</text:p>
        </text:list-item>
        <text:list-item>
          <text:p text:style-name="P2">Sistema diédrico: giros, abatimientos y cambios de plano.</text:p>
        </text:list-item>
        <text:list-item>
          <text:p text:style-name="P2">Superficies radiadas. Secciones y desarrollos.</text:p>
        </text:list-item>
        <text:list-item>
          <text:p text:style-name="P2">Poliedros en los sistemas de representación.</text:p>
        </text:list-item>
        <text:list-item>
          <text:p text:style-name="P2">Secciones planas de poliedros.</text:p>
        </text:list-item>
        <text:list-item>
          <text:p text:style-name="P2">Superficies de revolución.</text:p>
        </text:list-item>
        <text:list-item>
          <text:p text:style-name="P2">Sistema axonométrico ortogonal: isométrica, dimétrica y trimétrica.</text:p>
        </text:list-item>
        <text:list-item>
          <text:p text:style-name="P2">Sistema axonométrico ortogonal: representación de figuras y sólidos.</text:p>
        </text:list-item>
        <text:list-item>
          <text:p text:style-name="P2">Sistema axonométrico oblicuo.</text:p>
        </text:list-item>
        <text:list-item>
          <text:p text:style-name="P2">Sombras propias y arrojadas.</text:p>
        </text:list-item>
        <text:list-item>
          <text:p text:style-name="P2">Sistema cónico. Fundamentos y métodos perspectivos.</text:p>
        </text:list-item>
        <text:list-item>
          <text:p text:style-name="P2">Perspectiva cónica: intersecciones y sólidos.</text:p>
        </text:list-item>
        <text:list-item>
          <text:p text:style-name="P2">Sistema de planos acotados.</text:p>
        </text:list-item>
        <text:list-item>
          <text:p text:style-name="P2">Funciones sociales del arte y patrimonio artístico.</text:p>
        </text:list-item>
        <text:list-item>
          <text:p text:style-name="P2">Análisis de la obra de arte. Iconografía e iconología.</text:p>
        </text:list-item>
        <text:list-item>
          <text:p text:style-name="P2">Artes figurativas en el mundo antiguo.</text:p>
        </text:list-item>
        <text:list-item>
          <text:p text:style-name="P2"><text:soft-page-break/>Arte clásico y su influencia.</text:p>
        </text:list-item>
        <text:list-item>
          <text:p text:style-name="P2">Arte románico.</text:p>
        </text:list-item>
        <text:list-item>
          <text:p text:style-name="P2">Arte gótico.</text:p>
        </text:list-item>
        <text:list-item>
          <text:p text:style-name="P2">Arte islámico y su influencia en España. <text:span text:style-name="T1"><text:s/></text:span></text:p>
        </text:list-item>
        <text:list-item>
          <text:p text:style-name="P2">Renacimiento. Significación cultural y estética.</text:p>
        </text:list-item>
        <text:list-item>
          <text:p text:style-name="P2">Barroco y su desarrollo en España.</text:p>
        </text:list-item>
        <text:list-item>
          <text:p text:style-name="P2">Artes plásticas y arquitectura del siglo XIX. <text:span text:style-name="T1">LE HE DICHO QUE LO HAGA DE NUEVO DESDE AQUÍ PERO LES HA CAMBIADO EL NOMBRE CREO</text:span></text:p>
        </text:list-item>
        <text:list-item>
          <text:p text:style-name="P2">Vanguardias del siglo XX.</text:p>
        </text:list-item>
        <text:list-item>
          <text:p text:style-name="P2">La Bauhaus y su influencia.</text:p>
        </text:list-item>
        <text:list-item>
          <text:p text:style-name="P2">El cómic.</text:p>
        </text:list-item>
        <text:list-item>
          <text:p text:style-name="P2">La animación en la imagen.</text:p>
        </text:list-item>
        <text:list-item>
          <text:p text:style-name="P2">El cine: origen, evolución y estética.</text:p>
        </text:list-item>
        <text:list-item>
          <text:p text:style-name="P2">Escultura desde Rodin a la actualidad.</text:p>
        </text:list-item>
        <text:list-item>
          <text:p text:style-name="P2">Conservación y restauración de la obra de arte.</text:p>
        </text:list-item>
        <text:list-item>
          <text:p text:style-name="P2">La obra de arte en su contexto. El museo como recurso didáctico.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6-01-22T16:35:53.489000000</meta:creation-date>
    <dc:date>2026-01-24T20:45:32.470000000</dc:date>
    <meta:editing-duration>PT22M52S</meta:editing-duration>
    <meta:editing-cycles>4</meta:editing-cycles>
    <meta:generator>LibreOffice/6.3.6.2$Windows_X86_64 LibreOffice_project/2196df99b074d8a661f4036fca8fa0cbfa33a497</meta:generator>
    <meta:document-statistic meta:table-count="0" meta:image-count="0" meta:object-count="0" meta:page-count="3" meta:paragraph-count="74" meta:word-count="599" meta:character-count="4006" meta:non-whitespace-character-count="3550"/>
  </office:meta>
</office:document-meta>
</file>